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9D0000012349DAF3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stroke="none" svg:stroke-color="#000000" draw:fill="none" draw:fill-color="#ffffff" fo:min-height="1.249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color="#ff0000" fo:font-size="28pt" style:font-size-asian="28pt" style:font-size-complex="28pt"/>
    </style:style>
    <style:style style:name="P5" style:family="paragraph">
      <style:paragraph-properties fo:text-align="center"/>
      <style:text-properties fo:font-size="40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0000"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4.68cm" svg:x="5.501cm" svg:y="1cm">
          <draw:image xlink:href="Pictures/100002010000049D0000012349DAF376.png" xlink:type="simple" xlink:show="embed" xlink:actuate="onLoad">
            <text:p/>
          </draw:image>
        </draw:frame>
        <draw:frame draw:style-name="gr2" draw:text-style-name="P3" draw:layer="layout" svg:width="19cm" svg:height="2.25cm" svg:x="5.5cm" svg:y="17.75cm">
          <draw:text-box>
            <text:p text:style-name="P2"><text:span text:style-name="T1">Internetadresse: http://asto.junetz.de</text:span></text:p>
          </draw:text-box>
        </draw:frame>
        <draw:frame draw:style-name="gr3" draw:text-style-name="P4" draw:layer="layout" svg:width="19cm" svg:height="1.499cm" svg:x="5.5cm" svg:y="6.501cm">
          <draw:text-box>
            <text:p text:style-name="P4"><text:span text:style-name="T2">schauen Sie durch unser Spiegelteleskop</text:span></text:p>
          </draw:text-box>
        </draw:frame>
        <draw:custom-shape draw:style-name="gr4" draw:text-style-name="P6" draw:layer="layout" svg:width="23.5cm" svg:height="8cm" svg:x="2.5cm" svg:y="9cm">
          <text:p text:style-name="P5"><text:span text:style-name="T3">zum Spiegelteleskop</text:span>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trick </meta:initial-creator>
    <meta:creation-date>2010-09-14T21:04:53</meta:creation-date>
    <dc:date>2010-09-14T21:08:13</dc:date>
    <dc:creator>Patrick </dc:creator>
    <meta:editing-duration>PT00H03M21S</meta:editing-duration>
    <meta:editing-cycles>2</meta:editing-cycles>
    <meta:generator>OpenOffice.org/3.2$Linux OpenOffice.org_project/320m12$Build-9483</meta:generator>
    <meta:document-statistic meta:object-count="4"/>
  </office:meta>
</office:document-meta>
</file>